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111111" draw:marker-start-width="0.518cm" draw:marker-end-width="0.518cm" draw:fill-color="#ffd428" draw:textarea-horizontal-align="justify" draw:textarea-vertical-align="middle" draw:auto-grow-height="false" fo:min-height="2.278cm" fo:min-width="4.428cm" fo:padding-top="0.231cm" fo:padding-bottom="0.231cm" fo:padding-left="0.356cm" fo:padding-right="0.35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  <style:text-properties fo:font-size="30pt" style:font-size-asian="30pt" style:font-size-complex="30pt"/>
    </style:style>
    <style:style style:name="P2" style:family="paragraph">
      <loext:graphic-properties draw:fill-color="#ffd428"/>
      <style:paragraph-properties fo:text-align="center" style:writing-mode="lr-tb"/>
      <style:text-properties fo:font-size="30pt" fo:background-color="#ffff00" style:font-size-asian="30pt" style:font-size-complex="3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2cm" svg:height="2.8cm" svg:x="14.1cm" svg:y="0.1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8.101cm" svg:height="15cm" svg:x="0cm" svg:y="0cm" presentation:class="outline" presentation:user-transformed="true">
          <draw:text-box>
            <text:list text:style-name="L2">
              <text:list-header>
                <text:p>NOTE: </text:p>
              </text:list-header>
              <text:list-item>
                <text:p><text:span text:style-name="T2">PRESS AND HOLD COMPUTER MOUSE’S </text:span>LEFT BUTTON AND DRAG TO THE RIGHT</text:p>
                <text:p text:style-name="P4">--&gt; MOVES TO THE PREVIOUS SLIDE IN THE LIST</text:p>
                <text:p text:style-name="P4"/>
              </text:list-item>
              <text:list-item>
                <text:p text:style-name="P4">PRESS AND HOLD COMPUTER MOUSE’S LEFT BUTTON FOR 1 SECOND</text:p>
                <text:p text:style-name="P4">--&gt; MENU APPEA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7.7cm" svg:height="15.75cm" svg:x="0.4cm" svg:y="0cm" presentation:class="outline" presentation:user-transformed="true">
          <draw:text-box>
            <text:list text:style-name="L2">
              <text:list-header>
                <text:p>KUMUSTA!</text:p>
                <text:p/>
                <text:p text:style-name="P4">NOTE: </text:p>
              </text:list-header>
              <text:list-item>
                <text:p text:style-name="P4"><text:span text:style-name="T2">PRESS AND HOLD COMPUTER MOUSE’S </text:span>LEFT BUTTON AND DRAG TO THE LEFT</text:p>
                <text:p text:style-name="P4">--&gt; MOVES TO THE NEXT SLIDE IN THE LI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false" presentation:transition-on-click="disabled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4:44:06.641840603</meta:creation-date>
    <dc:date>2021-05-17T15:19:51.889106241</dc:date>
    <meta:editing-duration>PT25M57S</meta:editing-duration>
    <meta:editing-cycles>20</meta:editing-cycles>
    <meta:generator>LibreOffice/6.4.6.2$Linux_X86_64 LibreOffice_project/40$Build-2</meta:generator>
    <meta:document-statistic meta:object-count="30"/>
  </office:meta>
</office:document-meta>
</file>